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daed28" officeooo:paragraph-rsid="000ff9f8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3a5ad"/>
    </style:style>
    <style:style style:name="P7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T1" style:family="text">
      <style:text-properties officeooo:rsid="000ff9f8"/>
    </style:style>
    <style:style style:name="T2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fo:font-weight="normal" officeooo:rsid="0013a5ad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autònom <text:span text:style-name="T1">fred</text:span></text:p>
      <text:p text:style-name="P3"/>
      <text:p text:style-name="P4">Tasca 1:</text:p>
      <text:p text:style-name="P5">Enviar un corrreu electrònic a <text:a xlink:type="simple" xlink:href="mailto:pposada@cifpnauticopesquera.es">pposada@cifpnauticopesquera.es</text:a>, indicant:</text:p>
      <text:p text:style-name="P5"/>
      <text:list xml:id="list5532578586862439019" text:style-name="L1">
        <text:list-item>
          <text:p text:style-name="P6"><text:span text:style-name="T3">Nom </text:span></text:p>
        </text:list-item>
        <text:list-item>
          <text:p text:style-name="P6"><text:span text:style-name="T3">Sistema operatiu del PC utilitzat a casa</text:span></text:p>
        </text:list-item>
      </text:list>
      <text:p text:style-name="P7"/>
      <text:p text:style-name="P7"><text:span text:style-name="T2">El termini d'entrega és dijous 26/09/24 </text:span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9-23T13:54:05.086007279</dc:date>
    <meta:editing-duration>PT9M27S</meta:editing-duration>
    <meta:editing-cycles>14</meta:editing-cycles>
    <meta:document-statistic meta:table-count="0" meta:image-count="0" meta:object-count="0" meta:page-count="1" meta:paragraph-count="6" meta:word-count="28" meta:character-count="186" meta:non-whitespace-character-count="164"/>
  </office:meta>
</office:document-meta>
</file>